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62.26mm" svg:y="11.62mm">
            <loext:p draw:notify-on-update-of-ranges="Sheet1.A1:Sheet1.A1 Sheet1.A2:Sheet1.A668 Sheet1.B1:Sheet1.B1 Sheet1.B2:Sheet1.B668 Sheet1.C1:Sheet1.C1 Sheet1.C2:Sheet1.C668 Sheet1.E1:Sheet1.E1 Sheet1.E2:Sheet1.E668 Sheet1.D1:Sheet1.D1 Sheet1.D2:Sheet1.D6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og(n)</text:p>
          </table:table-cell>
          <table:table-cell office:value-type="string" calcext:value-type="string">
            <text:p>log^2(n)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POWER([.C2:.C668];2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POWER([.C3:.C669];2)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formula="of:=POWER([.C4:.C670];2)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POWER([.C5:.C671];2)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POWER([.C6:.C672];2)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7:.C673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8:.C674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9:.C675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10:.C676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POWER([.C11:.C677];2)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POWER([.C12:.C678];2)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POWER([.C13:.C679];2)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14:.C680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15:.C681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POWER([.C16:.C682];2)"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17:.C683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POWER([.C18:.C684];2)"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POWER([.C19:.C685];2)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POWER([.C20:.C686];2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formula="of:=POWER([.C21:.C687];2)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POWER([.C22:.C688];2)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POWER([.C23:.C689];2)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POWER([.C24:.C690];2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POWER([.C25:.C691];2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POWER([.C26:.C692];2)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formula="of:=POWER([.C27:.C693];2)"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POWER([.C28:.C694];2)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POWER([.C29:.C695];2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formula="of:=POWER([.C30:.C696];2)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POWER([.C31:.C697];2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POWER([.C32:.C698];2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POWER([.C33:.C699];2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POWER([.C34:.C700];2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POWER([.C35:.C701];2)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formula="of:=POWER([.C36:.C702];2)"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table:formula="of:=POWER([.C37:.C703];2)"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POWER([.C38:.C704];2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POWER([.C39:.C705];2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POWER([.C40:.C706];2)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POWER([.C41:.C707];2)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POWER([.C42:.C708];2)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43:.C709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44:.C710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45:.C711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46:.C712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POWER([.C47:.C713];2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48:.C714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49:.C715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50:.C716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51:.C717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52:.C718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53:.C719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POWER([.C54:.C720];2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POWER([.C55:.C721];2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56:.C722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57:.C723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58:.C724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59:.C725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60:.C726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61:.C727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POWER([.C62:.C728];2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63:.C729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64:.C730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65:.C731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66:.C732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POWER([.C67:.C733];2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table:formula="of:=POWER([.C68:.C734];2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69:.C735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70:.C736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71:.C737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72:.C738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73:.C739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formula="of:=POWER([.C74:.C740];2)"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75:.C741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76:.C742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77:.C743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formula="of:=POWER([.C78:.C744];2)"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79:.C745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table:formula="of:=POWER([.C80:.C746];2)"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81:.C747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82:.C748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table:formula="of:=POWER([.C83:.C749];2)"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POWER([.C84:.C750];2)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formula="of:=POWER([.C85:.C751];2)"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86:.C752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87:.C753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88:.C754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table:formula="of:=POWER([.C89:.C755];2)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90:.C756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91:.C757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92:.C758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POWER([.C93:.C759];2)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94:.C760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POWER([.C95:.C761];2)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96:.C762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97:.C763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98:.C764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99:.C765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00:.C766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01:.C767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02:.C768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03:.C769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POWER([.C104:.C770];2)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POWER([.C105:.C771];2)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06:.C772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07:.C773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08:.C774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09:.C775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10:.C776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table:formula="of:=POWER([.C111:.C777];2)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12:.C778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POWER([.C113:.C779];2)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14:.C780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15:.C781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16:.C782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17:.C783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18:.C784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19:.C785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table:formula="of:=POWER([.C120:.C786];2)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21:.C787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22:.C788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23:.C789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24:.C790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25:.C791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26:.C792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POWER([.C127:.C793];2)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28:.C794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POWER([.C129:.C795];2)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30:.C796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31:.C797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32:.C798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33:.C799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formula="of:=POWER([.C134:.C800];2)"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35:.C801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POWER([.C136:.C802];2)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37:.C803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38:.C804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39:.C805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POWER([.C140:.C806];2)"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POWER([.C141:.C807];2)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42:.C808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43:.C809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44:.C810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45:.C811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46:.C812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POWER([.C147:.C813];2)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POWER([.C148:.C814];2)"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49:.C815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50:.C816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51:.C817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52:.C818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formula="of:=POWER([.C153:.C819];2)"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54:.C820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55:.C821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56:.C822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57:.C823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table:formula="of:=POWER([.C158:.C824];2)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table:formula="of:=POWER([.C159:.C825];2)"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table:formula="of:=POWER([.C160:.C826];2)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161:.C827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62:.C828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63:.C829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64:.C830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65:.C831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66:.C832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67:.C833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68:.C834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169:.C835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70:.C836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71:.C837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table:formula="of:=POWER([.C172:.C838];2)"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173:.C839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74:.C840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75:.C84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76:.C842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77:.C843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78:.C844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79:.C845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80:.C846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81:.C847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82:.C848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83:.C849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84:.C850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85:.C85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86:.C852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formula="of:=POWER([.C187:.C853];2)"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188:.C854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89:.C855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190:.C856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67" calcext:value-type="float">
            <text:p>167</text:p>
          </table:table-cell>
          <table:table-cell office:value-type="float" office:value="11" calcext:value-type="float">
            <text:p>11</text:p>
          </table:table-cell>
          <table:table-cell table:formula="of:=POWER([.C191:.C857];2)"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92:.C858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93:.C859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194:.C860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95:.C861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96:.C862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97:.C863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198:.C864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199:.C865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00:.C866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01:.C867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02:.C868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03:.C869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04:.C870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05:.C87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06:.C872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07:.C873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08:.C874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09:.C875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10:.C876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11:.C877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12:.C878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13:.C879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14:.C880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formula="of:=POWER([.C215:.C881];2)"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formula="of:=POWER([.C216:.C882];2)"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17:.C883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18:.C884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19:.C885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20:.C886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21:.C887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22:.C888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23:.C889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24:.C890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25:.C89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26:.C892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27:.C893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28:.C894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29:.C895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30:.C896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formula="of:=POWER([.C231:.C897];2)"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32:.C898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33:.C899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34:.C900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35:.C90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formula="of:=POWER([.C236:.C902];2)"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37:.C903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formula="of:=POWER([.C238:.C904];2)"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39:.C905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40:.C906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41:.C907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42:.C908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43:.C909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44:.C910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45:.C91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46:.C912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47:.C913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48:.C914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49:.C915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50:.C916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51:.C917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formula="of:=POWER([.C252:.C918];2)"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53:.C919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54:.C920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55:.C92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56:.C922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57:.C923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58:.C924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59:.C925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60:.C926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61:.C927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62:.C928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63:.C929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64:.C930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65:.C931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formula="of:=POWER([.C266:.C932];2)"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67:.C933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formula="of:=POWER([.C268:.C934];2)"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69:.C935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70:.C936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71:.C937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72:.C938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73:.C939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74:.C940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75:.C941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76:.C942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77:.C943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78:.C944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79:.C945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formula="of:=POWER([.C280:.C946];2)"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81:.C947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82:.C948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83:.C949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84:.C950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85:.C951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86:.C952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87:.C953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table:formula="of:=POWER([.C288:.C954];2)"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89:.C955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90:.C956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39" calcext:value-type="float">
            <text:p>139</text:p>
          </table:table-cell>
          <table:table-cell office:value-type="float" office:value="11" calcext:value-type="float">
            <text:p>11</text:p>
          </table:table-cell>
          <table:table-cell table:formula="of:=POWER([.C291:.C957];2)"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92:.C958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93:.C959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94:.C960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table:formula="of:=POWER([.C295:.C961];2)"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37" calcext:value-type="float">
            <text:p>137</text:p>
          </table:table-cell>
          <table:table-cell office:value-type="float" office:value="11" calcext:value-type="float">
            <text:p>11</text:p>
          </table:table-cell>
          <table:table-cell table:formula="of:=POWER([.C296:.C962];2)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POWER([.C297:.C963];2)"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table:formula="of:=POWER([.C298:.C964];2)"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299:.C96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00:.C966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POWER([.C301:.C967];2)"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02:.C96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03:.C969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04:.C97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05:.C97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06:.C972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07:.C97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08:.C97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09:.C975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10:.C97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11:.C97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12:.C97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13:.C979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14:.C98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15:.C98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16:.C98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17:.C983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18:.C984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19:.C98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20:.C98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21:.C987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22:.C98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23:.C989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24:.C99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25:.C99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26:.C99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27:.C993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28:.C99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29:.C99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30:.C99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31:.C99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32:.C998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33:.C99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formula="of:=POWER([.C334:.C1000];2)"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35:.C100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36:.C1002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37:.C1003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38:.C100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39:.C100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40:.C1006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41:.C100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42:.C1008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43:.C1009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44:.C1010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45:.C101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46:.C101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47:.C1013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48:.C1014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formula="of:=POWER([.C349:.C1015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50:.C101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51:.C1017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52:.C101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53:.C101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54:.C102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55:.C102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56:.C1022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57:.C102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58:.C102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59:.C1025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60:.C102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61:.C1027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62:.C102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63:.C1029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64:.C1030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65:.C103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66:.C103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67:.C1033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68:.C103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69:.C1035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formula="of:=POWER([.C370:.C1036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71:.C1037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POWER([.C372:.C1038];2)"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73:.C103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74:.C1040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75:.C104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76:.C1042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77:.C1043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78:.C1044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79:.C1045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80:.C104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POWER([.C381:.C1047];2)"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82:.C1048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83:.C1049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84:.C1050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formula="of:=POWER([.C385:.C1051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86:.C1052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87:.C1053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88:.C105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389:.C1055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90:.C105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91:.C1057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777" calcext:value-type="float">
            <text:p>277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92:.C1058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789" calcext:value-type="float">
            <text:p>278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393:.C1059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791" calcext:value-type="float">
            <text:p>27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94:.C106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797" calcext:value-type="float">
            <text:p>27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95:.C106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396:.C1062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03" calcext:value-type="float">
            <text:p>280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397:.C1063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19" calcext:value-type="float">
            <text:p>281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98:.C106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33" calcext:value-type="float">
            <text:p>28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399:.C106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400:.C1066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843" calcext:value-type="float">
            <text:p>28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01:.C106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51" calcext:value-type="float">
            <text:p>285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02:.C1068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857" calcext:value-type="float">
            <text:p>2857</text:p>
          </table:table-cell>
          <table:table-cell office:value-type="float" office:value="191" calcext:value-type="float">
            <text:p>191</text:p>
          </table:table-cell>
          <table:table-cell office:value-type="float" office:value="12" calcext:value-type="float">
            <text:p>12</text:p>
          </table:table-cell>
          <table:table-cell table:formula="of:=POWER([.C403:.C1069];2)"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2861" calcext:value-type="float">
            <text:p>2861</text:p>
          </table:table-cell>
          <table:table-cell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table:formula="of:=POWER([.C404:.C1070];2)"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05:.C107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06:.C107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97" calcext:value-type="float">
            <text:p>28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07:.C107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03" calcext:value-type="float">
            <text:p>29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08:.C107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09:.C107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17" calcext:value-type="float">
            <text:p>291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10:.C1076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formula="of:=POWER([.C411:.C1077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12:.C107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53" calcext:value-type="float">
            <text:p>295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13:.C107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57" calcext:value-type="float">
            <text:p>29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14:.C108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63" calcext:value-type="float">
            <text:p>296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15:.C1081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969" calcext:value-type="float">
            <text:p>296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16:.C108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971" calcext:value-type="float">
            <text:p>297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17:.C1083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18:.C1084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19:.C108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11" calcext:value-type="float">
            <text:p>301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20:.C1086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19" calcext:value-type="float">
            <text:p>301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21:.C1087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22:.C108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23:.C108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424:.C1090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25:.C1091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26:.C1092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27:.C109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28:.C109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29:.C1095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0:.C109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31:.C1097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2:.C109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3:.C109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4:.C110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5:.C110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6:.C110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7:.C110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8:.C110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39:.C110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40:.C110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41:.C110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42:.C1108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43:.C1109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44:.C111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POWER([.C445:.C1111];2)"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46:.C111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47:.C1113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48:.C111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49:.C1115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50:.C1116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51:.C111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52:.C111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53:.C1119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54:.C1120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55:.C112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56:.C1122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57:.C112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58:.C1124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59:.C112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formula="of:=POWER([.C460:.C1126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61:.C1127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62:.C112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63:.C112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64:.C1130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65:.C113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66:.C1132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467:.C1133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68:.C113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69:.C1135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70:.C1136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71:.C1137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72:.C113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73:.C1139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74:.C114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75:.C1141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476:.C1142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77:.C114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78:.C114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79:.C114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80:.C1146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81:.C1147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82:.C114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83:.C1149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484:.C1150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485:.C1151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POWER([.C486:.C1152];2)"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87:.C1153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488:.C1154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89:.C1155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POWER([.C490:.C1156];2)"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91:.C1157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92:.C1158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93:.C1159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94:.C116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table:formula="of:=POWER([.C495:.C1161];2)"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96:.C116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497:.C1163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498:.C1164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499:.C116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500:.C1166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01:.C116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02:.C116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03:.C116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504:.C1170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505:.C1171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506:.C1172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507:.C1173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08:.C117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09:.C117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10:.C117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11:.C1177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12:.C1178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13:.C1179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514:.C1180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15:.C1181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16:.C1182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17:.C118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518:.C1184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19:.C118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20:.C118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21:.C1187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22:.C118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23:.C118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24:.C119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25:.C1191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526:.C1192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27:.C119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528:.C1194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529:.C1195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30:.C119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531:.C1197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32:.C1198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33:.C1199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34:.C120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535:.C1201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formula="of:=POWER([.C536:.C1202];2)"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37:.C1203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38:.C120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39:.C1205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540:.C1206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formula="of:=POWER([.C541:.C1207];2)"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42:.C120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543:.C1209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44:.C1210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table:formula="of:=POWER([.C545:.C1211];2)"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46:.C1212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table:formula="of:=POWER([.C547:.C1213];2)"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48:.C1214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49:.C1215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50:.C1216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float" office:value="151" calcext:value-type="float">
            <text:p>151</text:p>
          </table:table-cell>
          <table:table-cell office:value-type="float" office:value="12" calcext:value-type="float">
            <text:p>12</text:p>
          </table:table-cell>
          <table:table-cell table:formula="of:=POWER([.C551:.C1217];2)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float" office:value="149" calcext:value-type="float">
            <text:p>149</text:p>
          </table:table-cell>
          <table:table-cell office:value-type="float" office:value="12" calcext:value-type="float">
            <text:p>12</text:p>
          </table:table-cell>
          <table:table-cell table:formula="of:=POWER([.C552:.C1218];2)"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53:.C1219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table:formula="of:=POWER([.C554:.C1220];2)"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55:.C1221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table:formula="of:=POWER([.C556:.C1222];2)"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57:.C1223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558:.C1224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559:.C1225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60:.C122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61:.C1227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float" office:value="199" calcext:value-type="float">
            <text:p>199</text:p>
          </table:table-cell>
          <table:table-cell office:value-type="float" office:value="13" calcext:value-type="float">
            <text:p>13</text:p>
          </table:table-cell>
          <table:table-cell table:formula="of:=POWER([.C562:.C1228];2)"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63:.C1229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64:.C1230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65:.C1231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66:.C1232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67:.C1233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68:.C1234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569:.C1235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70:.C123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71:.C1237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72:.C1238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573:.C1239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74:.C1240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575:.C1241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76:.C1242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577:.C1243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78:.C1244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79:.C1245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80:.C124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581:.C1247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82:.C1248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83:.C1249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float" office:value="227" calcext:value-type="float">
            <text:p>227</text:p>
          </table:table-cell>
          <table:table-cell office:value-type="float" office:value="13" calcext:value-type="float">
            <text:p>13</text:p>
          </table:table-cell>
          <table:table-cell table:formula="of:=POWER([.C584:.C1250];2)" office:value-type="float" office:value="169" calcext:value-type="float">
            <text:p>169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85:.C1251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86:.C1252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87:.C1253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88:.C1254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589:.C1255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90:.C125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591:.C1257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592:.C1258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593:.C1259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table:formula="of:=POWER([.C594:.C1260];2)"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95:.C1261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96:.C1262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97:.C1263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598:.C1264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599:.C1265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00:.C1266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01:.C1267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02:.C1268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603:.C1269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04:.C1270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605:.C1271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06:.C1272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07:.C1273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608:.C1274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609:.C1275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10:.C127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11:.C1277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21" calcext:value-type="float">
            <text:p>462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12:.C1278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37" calcext:value-type="float">
            <text:p>463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13:.C1279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14:.C1280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43" calcext:value-type="float">
            <text:p>464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15:.C1281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16:.C1282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17:.C1283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57" calcext:value-type="float">
            <text:p>4657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618:.C1284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663" calcext:value-type="float">
            <text:p>466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19:.C1285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73" calcext:value-type="float">
            <text:p>467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20:.C128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21:.C1287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91" calcext:value-type="float">
            <text:p>469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22:.C1288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03" calcext:value-type="float">
            <text:p>470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23:.C1289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21" calcext:value-type="float">
            <text:p>472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24:.C1290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25:.C1291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29" calcext:value-type="float">
            <text:p>472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26:.C1292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33" calcext:value-type="float">
            <text:p>473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27:.C1293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51" calcext:value-type="float">
            <text:p>475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28:.C1294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59" calcext:value-type="float">
            <text:p>4759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29:.C1295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83" calcext:value-type="float">
            <text:p>478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30:.C129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87" calcext:value-type="float">
            <text:p>478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31:.C1297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89" calcext:value-type="float">
            <text:p>4789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632:.C1298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93" calcext:value-type="float">
            <text:p>4793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POWER([.C633:.C1299];2)" office:value-type="float" office:value="169" calcext:value-type="float">
            <text:p>16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34:.C1300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01" calcext:value-type="float">
            <text:p>4801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table:formula="of:=POWER([.C635:.C1301];2)"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36:.C1302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37:.C1303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31" calcext:value-type="float">
            <text:p>4831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638:.C1304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39:.C1305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71" calcext:value-type="float">
            <text:p>487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40:.C130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877" calcext:value-type="float">
            <text:p>487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41:.C1307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889" calcext:value-type="float">
            <text:p>488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42:.C1308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43:.C1309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09" calcext:value-type="float">
            <text:p>490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44:.C1310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19" calcext:value-type="float">
            <text:p>491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45:.C1311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31" calcext:value-type="float">
            <text:p>493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46:.C1312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table:formula="of:=POWER([.C647:.C1313];2)"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937" calcext:value-type="float">
            <text:p>4937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48:.C1314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49:.C1315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51" calcext:value-type="float">
            <text:p>4951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50:.C1316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57" calcext:value-type="float">
            <text:p>4957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651:.C1317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967" calcext:value-type="float">
            <text:p>496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52:.C1318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53:.C1319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73" calcext:value-type="float">
            <text:p>4973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54:.C1320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87" calcext:value-type="float">
            <text:p>498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55:.C1321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993" calcext:value-type="float">
            <text:p>499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56:.C1322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57:.C1323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58:.C1324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59:.C1325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660:.C1326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formula="of:=POWER([.C661:.C1327];2)"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62:.C1328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663:.C1329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197" calcext:value-type="float">
            <text:p>197</text:p>
          </table:table-cell>
          <table:table-cell office:value-type="float" office:value="13" calcext:value-type="float">
            <text:p>13</text:p>
          </table:table-cell>
          <table:table-cell table:formula="of:=POWER([.C664:.C1330];2)"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65:.C1331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77" calcext:value-type="float">
            <text:p>5077</text:p>
          </table:table-cell>
          <table:table-cell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formula="of:=POWER([.C666:.C1332];2)"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POWER([.C667:.C1333];2)"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087" calcext:value-type="float">
            <text:p>5087</text:p>
          </table:table-cell>
          <table:table-cell office:value-type="float" office:value="173" calcext:value-type="float">
            <text:p>173</text:p>
          </table:table-cell>
          <table:table-cell office:value-type="float" office:value="13" calcext:value-type="float">
            <text:p>13</text:p>
          </table:table-cell>
          <table:table-cell table:formula="of:=POWER([.C668:.C1334];2)"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06:40:43.329104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3:29:29.927674918</meta:creation-date>
    <dc:date>2017-02-17T06:59:34.555286089</dc:date>
    <meta:editing-duration>PT12M38S</meta:editing-duration>
    <meta:editing-cycles>2</meta:editing-cycles>
    <meta:generator>LibreOffice/5.1.4.2$Linux_X86_64 LibreOffice_project/10m0$Build-2</meta:generator>
    <meta:document-statistic meta:table-count="1" meta:cell-count="334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0 1 3 2" chart:style-name="ch1">
        <chart:legend chart:legend-position="end" svg:x="13.465cm" svg:y="3.454cm" style:legend-expansion="high" chart:style-name="ch2"/>
        <chart:plot-area chart:style-name="ch3" table:cell-range-address="Sheet1.A1:Sheet1.E668" chart:data-source-has-labels="both" svg:x="0.32cm" svg:y="0.18cm" svg:width="12.825cm" svg:height="7.659cm">
          <chartooo:coordinate-region svg:x="1.127cm" svg:y="0.18cm" svg:width="12.018cm" svg:height="6.406cm"/>
          <chart:axis chart:dimension="x" chart:name="primary-x" chart:style-name="ch4" chartooo:axis-type="auto">
            <chartooo:date-scale/>
            <chart:title svg:x="6.582cm" svg:y="8.019cm" chart:style-name="ch5">
              <text:p>n</text:p>
            </chart:title>
            <chart:categories table:cell-range-address="Sheet1.A2:Sheet1.A66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B2:Sheet1.B668" chart:label-cell-address="Sheet1.B1:Sheet1.B1" chart:class="chart:line">
            <chart:data-point chart:repeated="667"/>
          </chart:series>
          <chart:series chart:style-name="ch8" chart:values-cell-range-address="Sheet1.C2:Sheet1.C668" chart:label-cell-address="Sheet1.C1:Sheet1.C1" chart:class="chart:line">
            <chart:data-point chart:repeated="667"/>
          </chart:series>
          <chart:series chart:style-name="ch9" chart:values-cell-range-address="Sheet1.E2:Sheet1.E668" chart:label-cell-address="Sheet1.E1:Sheet1.E1" chart:class="chart:line">
            <chart:data-point chart:repeated="667"/>
          </chart:series>
          <chart:series chart:style-name="ch10" chart:values-cell-range-address="Sheet1.D2:Sheet1.D668" chart:label-cell-address="Sheet1.D1:Sheet1.D1" chart:class="chart:line">
            <chart:data-point chart:repeated="6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B1:Sheet1.B1</svg:desc>
                </draw:g>
              </table:table-cell>
              <table:table-cell office:value-type="string">
                <text:p>log(n)</text:p>
                <draw:g>
                  <svg:desc>Sheet1.C1:Sheet1.C1</svg:desc>
                </draw:g>
              </table:table-cell>
              <table:table-cell office:value-type="string">
                <text:p>l</text:p>
                <draw:g>
                  <svg:desc>Sheet1.E1:Sheet1.E1</svg:desc>
                </draw:g>
              </table:table-cell>
              <table:table-cell office:value-type="string">
                <text:p>log^2(n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Sheet1.A2:Sheet1.A668</svg:desc>
                </draw:g>
              </table:table-cell>
              <table:table-cell office:value-type="float" office:value="29">
                <text:p>29</text:p>
                <draw:g>
                  <svg:desc>Sheet1.B2:Sheet1.B668</svg:desc>
                </draw:g>
              </table:table-cell>
              <table:table-cell office:value-type="float" office:value="5">
                <text:p>5</text:p>
                <draw:g>
                  <svg:desc>Sheet1.C2:Sheet1.C668</svg:desc>
                </draw:g>
              </table:table-cell>
              <table:table-cell office:value-type="float" office:value="26">
                <text:p>26</text:p>
                <draw:g>
                  <svg:desc>Sheet1.E2:Sheet1.E668</svg:desc>
                </draw:g>
              </table:table-cell>
              <table:table-cell office:value-type="float" office:value="25">
                <text:p>25</text:p>
                <draw:g>
                  <svg:desc>Sheet1.D2:Sheet1.D668</svg:desc>
                </draw:g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3">
                <text:p>73</text:p>
              </table:table-cell>
              <table:table-cell office:value-type="float" office:value="7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9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83">
                <text:p>83</text:p>
              </table:table-cell>
              <table:table-cell office:value-type="float" office:value="8">
                <text:p>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03">
                <text:p>103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97">
                <text:p>97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07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101">
                <text:p>101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89">
                <text:p>89</text:p>
              </table:table-cell>
              <table:table-cell office:value-type="float" office:value="9">
                <text:p>9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83">
                <text:p>83</text:p>
              </table:table-cell>
              <table:table-cell office:value-type="float" office:value="9">
                <text:p>9</text:p>
              </table:table-cell>
              <table:table-cell office:value-type="float" office:value="81">
                <text:p>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121">
                <text:p>12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167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167">
                <text:p>167</text:p>
              </table:table-cell>
              <table:table-cell office:value-type="float" office:value="11">
                <text:p>11</text:p>
              </table:table-cell>
              <table:table-cell office:value-type="float" office:value="141">
                <text:p>14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151">
                <text:p>151</text:p>
              </table:table-cell>
              <table:table-cell office:value-type="float" office:value="11">
                <text:p>11</text:p>
              </table:table-cell>
              <table:table-cell office:value-type="float" office:value="134">
                <text:p>13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157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137">
                <text:p>1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53">
                <text:p>175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59">
                <text:p>175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77">
                <text:p>177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83">
                <text:p>178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87">
                <text:p>178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789">
                <text:p>1789</text:p>
              </table:table-cell>
              <table:table-cell office:value-type="float" office:value="157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137">
                <text:p>1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01">
                <text:p>180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11">
                <text:p>1811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23">
                <text:p>1823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31">
                <text:p>183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47">
                <text:p>184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61">
                <text:p>186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67">
                <text:p>1867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71">
                <text:p>187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73">
                <text:p>187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77">
                <text:p>1877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79">
                <text:p>187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89">
                <text:p>188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01">
                <text:p>190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07">
                <text:p>1907</text:p>
              </table:table-cell>
              <table:table-cell office:value-type="float" office:value="163">
                <text:p>163</text:p>
              </table:table-cell>
              <table:table-cell office:value-type="float" office:value="11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13">
                <text:p>191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31">
                <text:p>1931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33">
                <text:p>1933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49">
                <text:p>194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51">
                <text:p>195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  <table:table-cell office:value-type="float" office:value="125">
                <text:p>1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39">
                <text:p>139</text:p>
              </table:table-cell>
              <table:table-cell office:value-type="float" office:value="11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149">
                <text:p>149</text:p>
              </table:table-cell>
              <table:table-cell office:value-type="float" office:value="11">
                <text:p>11</text:p>
              </table:table-cell>
              <table:table-cell office:value-type="float" office:value="133">
                <text:p>13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137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128">
                <text:p>1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123">
                <text:p>1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053">
                <text:p>2053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63">
                <text:p>206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69">
                <text:p>206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81">
                <text:p>2081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83">
                <text:p>208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87">
                <text:p>208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89">
                <text:p>20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099">
                <text:p>20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11">
                <text:p>211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13">
                <text:p>211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29">
                <text:p>212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31">
                <text:p>213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37">
                <text:p>21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41">
                <text:p>21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43">
                <text:p>21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53">
                <text:p>215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61">
                <text:p>216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79">
                <text:p>21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03">
                <text:p>22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07">
                <text:p>220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13">
                <text:p>221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21">
                <text:p>22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37">
                <text:p>22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39">
                <text:p>223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43">
                <text:p>22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51">
                <text:p>225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67">
                <text:p>22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69">
                <text:p>226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73">
                <text:p>22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81">
                <text:p>228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87">
                <text:p>228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93">
                <text:p>22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97">
                <text:p>22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09">
                <text:p>230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11">
                <text:p>231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33">
                <text:p>23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39">
                <text:p>2339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41">
                <text:p>23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47">
                <text:p>234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51">
                <text:p>235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57">
                <text:p>23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71">
                <text:p>237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77">
                <text:p>237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81">
                <text:p>238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83">
                <text:p>238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89">
                <text:p>238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93">
                <text:p>239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399">
                <text:p>23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11">
                <text:p>241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17">
                <text:p>241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23">
                <text:p>242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37">
                <text:p>2437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41">
                <text:p>24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47">
                <text:p>244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59">
                <text:p>245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67">
                <text:p>24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73">
                <text:p>24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77">
                <text:p>247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03">
                <text:p>250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21">
                <text:p>25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31">
                <text:p>253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39">
                <text:p>253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43">
                <text:p>25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49">
                <text:p>254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51">
                <text:p>255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57">
                <text:p>255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79">
                <text:p>257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91">
                <text:p>25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593">
                <text:p>25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09">
                <text:p>260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17">
                <text:p>26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21">
                <text:p>262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33">
                <text:p>2633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47">
                <text:p>264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57">
                <text:p>2657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59">
                <text:p>265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63">
                <text:p>266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71">
                <text:p>267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77">
                <text:p>267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83">
                <text:p>268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87">
                <text:p>268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89">
                <text:p>268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93">
                <text:p>26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699">
                <text:p>2699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07">
                <text:p>270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11">
                <text:p>271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13">
                <text:p>271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19">
                <text:p>2719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29">
                <text:p>272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31">
                <text:p>273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41">
                <text:p>274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49">
                <text:p>274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53">
                <text:p>275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67">
                <text:p>276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77">
                <text:p>277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89">
                <text:p>278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91">
                <text:p>27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97">
                <text:p>27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01">
                <text:p>280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03">
                <text:p>280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19">
                <text:p>281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33">
                <text:p>28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37">
                <text:p>283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43">
                <text:p>28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51">
                <text:p>285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57">
                <text:p>2857</text:p>
              </table:table-cell>
              <table:table-cell office:value-type="float" office:value="191">
                <text:p>191</text:p>
              </table:table-cell>
              <table:table-cell office:value-type="float" office:value="12">
                <text:p>12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61">
                <text:p>2861</text:p>
              </table:table-cell>
              <table:table-cell office:value-type="float" office:value="179">
                <text:p>179</text:p>
              </table:table-cell>
              <table:table-cell office:value-type="float" office:value="12">
                <text:p>12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79">
                <text:p>28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87">
                <text:p>288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97">
                <text:p>28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03">
                <text:p>29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09">
                <text:p>290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17">
                <text:p>291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27">
                <text:p>2927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39">
                <text:p>293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53">
                <text:p>295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57">
                <text:p>29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63">
                <text:p>296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69">
                <text:p>296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71">
                <text:p>297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01">
                <text:p>300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11">
                <text:p>301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19">
                <text:p>301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23">
                <text:p>302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37">
                <text:p>30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41">
                <text:p>304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49">
                <text:p>304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61">
                <text:p>306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67">
                <text:p>30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79">
                <text:p>30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83">
                <text:p>308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89">
                <text:p>30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09">
                <text:p>310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19">
                <text:p>311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21">
                <text:p>31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37">
                <text:p>313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63">
                <text:p>316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67">
                <text:p>31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69">
                <text:p>316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81">
                <text:p>318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87">
                <text:p>318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191">
                <text:p>31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03">
                <text:p>32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09">
                <text:p>320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17">
                <text:p>321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21">
                <text:p>32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29">
                <text:p>3229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51">
                <text:p>325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53">
                <text:p>325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57">
                <text:p>32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59">
                <text:p>325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71">
                <text:p>327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299">
                <text:p>32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01">
                <text:p>330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07">
                <text:p>330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13">
                <text:p>331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19">
                <text:p>331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23">
                <text:p>332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29">
                <text:p>332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31">
                <text:p>333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43">
                <text:p>334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47">
                <text:p>3347</text:p>
              </table:table-cell>
              <table:table-cell office:value-type="float" office:value="169">
                <text:p>169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59">
                <text:p>335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61">
                <text:p>336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71">
                <text:p>337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73">
                <text:p>337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89">
                <text:p>33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391">
                <text:p>339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07">
                <text:p>340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13">
                <text:p>341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33">
                <text:p>343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49">
                <text:p>344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57">
                <text:p>345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61">
                <text:p>346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63">
                <text:p>346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67">
                <text:p>34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69">
                <text:p>346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91">
                <text:p>349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99">
                <text:p>349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11">
                <text:p>351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17">
                <text:p>35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27">
                <text:p>352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29">
                <text:p>352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33">
                <text:p>35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39">
                <text:p>353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41">
                <text:p>354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47">
                <text:p>354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57">
                <text:p>3557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59">
                <text:p>355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71">
                <text:p>357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81">
                <text:p>358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83">
                <text:p>3583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593">
                <text:p>359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07">
                <text:p>360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13">
                <text:p>361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17">
                <text:p>36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23">
                <text:p>3623</text:p>
              </table:table-cell>
              <table:table-cell office:value-type="float" office:value="193">
                <text:p>193</text:p>
              </table:table-cell>
              <table:table-cell office:value-type="float" office:value="12">
                <text:p>12</text:p>
              </table:table-cell>
              <table:table-cell office:value-type="float" office:value="166">
                <text:p>16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31">
                <text:p>363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37">
                <text:p>3637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43">
                <text:p>3643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59">
                <text:p>365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71">
                <text:p>367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73">
                <text:p>36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77">
                <text:p>367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91">
                <text:p>369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697">
                <text:p>369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01">
                <text:p>370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09">
                <text:p>370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19">
                <text:p>371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27">
                <text:p>372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33">
                <text:p>37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39">
                <text:p>373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61">
                <text:p>376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67">
                <text:p>3767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69">
                <text:p>376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79">
                <text:p>3779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93">
                <text:p>379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797">
                <text:p>379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03">
                <text:p>380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21">
                <text:p>3821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23">
                <text:p>382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33">
                <text:p>383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47">
                <text:p>384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51">
                <text:p>385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53">
                <text:p>385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63">
                <text:p>386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77">
                <text:p>387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81">
                <text:p>388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889">
                <text:p>38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07">
                <text:p>390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11">
                <text:p>3911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17">
                <text:p>391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19">
                <text:p>3919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23">
                <text:p>3923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29">
                <text:p>392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31">
                <text:p>393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43">
                <text:p>3943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47">
                <text:p>3947</text:p>
              </table:table-cell>
              <table:table-cell office:value-type="float" office:value="167">
                <text:p>167</text:p>
              </table:table-cell>
              <table:table-cell office:value-type="float" office:value="12">
                <text:p>12</text:p>
              </table:table-cell>
              <table:table-cell office:value-type="float" office:value="154">
                <text:p>1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67">
                <text:p>396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89">
                <text:p>398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01">
                <text:p>400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03">
                <text:p>4003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07">
                <text:p>4007</text:p>
              </table:table-cell>
              <table:table-cell office:value-type="float" office:value="173">
                <text:p>173</text:p>
              </table:table-cell>
              <table:table-cell office:value-type="float" office:value="12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13">
                <text:p>401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19">
                <text:p>4019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21">
                <text:p>4021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27">
                <text:p>4027</text:p>
              </table:table-cell>
              <table:table-cell office:value-type="float" office:value="157">
                <text:p>157</text:p>
              </table:table-cell>
              <table:table-cell office:value-type="float" office:value="12">
                <text:p>12</text:p>
              </table:table-cell>
              <table:table-cell office:value-type="float" office:value="149">
                <text:p>14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49">
                <text:p>4049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51">
                <text:p>4051</text:p>
              </table:table-cell>
              <table:table-cell office:value-type="float" office:value="163">
                <text:p>163</text:p>
              </table:table-cell>
              <table:table-cell office:value-type="float" office:value="12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57">
                <text:p>4057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3">
                <text:p>407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9">
                <text:p>4079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91">
                <text:p>4091</text:p>
              </table:table-cell>
              <table:table-cell office:value-type="float" office:value="151">
                <text:p>151</text:p>
              </table:table-cell>
              <table:table-cell office:value-type="float" office:value="12">
                <text:p>12</text:p>
              </table:table-cell>
              <table:table-cell office:value-type="float" office:value="146">
                <text:p>14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93">
                <text:p>4093</text:p>
              </table:table-cell>
              <table:table-cell office:value-type="float" office:value="149">
                <text:p>149</text:p>
              </table:table-cell>
              <table:table-cell office:value-type="float" office:value="12">
                <text:p>12</text:p>
              </table:table-cell>
              <table:table-cell office:value-type="float" office:value="145">
                <text:p>14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99">
                <text:p>409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11">
                <text:p>4111</text:p>
              </table:table-cell>
              <table:table-cell office:value-type="float" office:value="193">
                <text:p>193</text:p>
              </table:table-cell>
              <table:table-cell office:value-type="float" office:value="13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27">
                <text:p>412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29">
                <text:p>4129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33">
                <text:p>413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39">
                <text:p>4139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3">
                <text:p>4153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7">
                <text:p>415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59">
                <text:p>415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177">
                <text:p>4177</text:p>
              </table:table-cell>
              <table:table-cell office:value-type="float" office:value="199">
                <text:p>199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01">
                <text:p>420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11">
                <text:p>421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17">
                <text:p>421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19">
                <text:p>421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29">
                <text:p>422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31">
                <text:p>423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41">
                <text:p>424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43">
                <text:p>424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53">
                <text:p>425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59">
                <text:p>425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61">
                <text:p>426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71">
                <text:p>427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73">
                <text:p>4273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83">
                <text:p>428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89">
                <text:p>4289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297">
                <text:p>429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27">
                <text:p>432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37">
                <text:p>433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39">
                <text:p>4339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49">
                <text:p>434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57">
                <text:p>435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63">
                <text:p>4363</text:p>
              </table:table-cell>
              <table:table-cell office:value-type="float" office:value="227">
                <text:p>227</text:p>
              </table:table-cell>
              <table:table-cell office:value-type="float" office:value="13">
                <text:p>13</text:p>
              </table:table-cell>
              <table:table-cell office:value-type="float" office:value="195">
                <text:p>19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73">
                <text:p>437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91">
                <text:p>439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97">
                <text:p>439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09">
                <text:p>440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1">
                <text:p>442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3">
                <text:p>442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1">
                <text:p>444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47">
                <text:p>4447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51">
                <text:p>4451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57">
                <text:p>4457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63">
                <text:p>446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81">
                <text:p>448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83">
                <text:p>448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93">
                <text:p>449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07">
                <text:p>450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13">
                <text:p>451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17">
                <text:p>451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19">
                <text:p>451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23">
                <text:p>4523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47">
                <text:p>454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49">
                <text:p>4549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61">
                <text:p>456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67">
                <text:p>456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83">
                <text:p>4583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91">
                <text:p>459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597">
                <text:p>459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03">
                <text:p>460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21">
                <text:p>462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37">
                <text:p>463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39">
                <text:p>463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43">
                <text:p>464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49">
                <text:p>464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51">
                <text:p>465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57">
                <text:p>4657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63">
                <text:p>466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73">
                <text:p>467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79">
                <text:p>467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691">
                <text:p>469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03">
                <text:p>470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21">
                <text:p>472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23">
                <text:p>472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29">
                <text:p>472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33">
                <text:p>473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51">
                <text:p>475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59">
                <text:p>4759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83">
                <text:p>478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87">
                <text:p>478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89">
                <text:p>4789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93">
                <text:p>4793</text:p>
              </table:table-cell>
              <table:table-cell office:value-type="float" office:value="239">
                <text:p>239</text:p>
              </table:table-cell>
              <table:table-cell office:value-type="float" office:value="13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799">
                <text:p>479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01">
                <text:p>4801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13">
                <text:p>481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17">
                <text:p>481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31">
                <text:p>4831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61">
                <text:p>486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71">
                <text:p>487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77">
                <text:p>487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89">
                <text:p>488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03">
                <text:p>490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09">
                <text:p>490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19">
                <text:p>491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31">
                <text:p>493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33">
                <text:p>4933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37">
                <text:p>4937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43">
                <text:p>494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51">
                <text:p>4951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57">
                <text:p>4957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67">
                <text:p>496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69">
                <text:p>496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73">
                <text:p>4973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87">
                <text:p>498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93">
                <text:p>499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999">
                <text:p>499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03">
                <text:p>500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09">
                <text:p>500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11">
                <text:p>501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21">
                <text:p>5021</text:p>
              </table:table-cell>
              <table:table-cell office:value-type="float" office:value="181">
                <text:p>181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23">
                <text:p>5023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39">
                <text:p>5039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51">
                <text:p>5051</text:p>
              </table:table-cell>
              <table:table-cell office:value-type="float" office:value="197">
                <text:p>197</text:p>
              </table:table-cell>
              <table:table-cell office:value-type="float" office:value="13">
                <text:p>13</text:p>
              </table:table-cell>
              <table:table-cell office:value-type="float" office:value="182">
                <text:p>1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59">
                <text:p>5059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77">
                <text:p>5077</text:p>
              </table:table-cell>
              <table:table-cell office:value-type="float" office:value="191">
                <text:p>191</text:p>
              </table:table-cell>
              <table:table-cell office:value-type="float" office:value="13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81">
                <text:p>5081</text:p>
              </table:table-cell>
              <table:table-cell office:value-type="float" office:value="179">
                <text:p>179</text:p>
              </table:table-cell>
              <table:table-cell office:value-type="float" office:value="13">
                <text:p>13</text:p>
              </table:table-cell>
              <table:table-cell office:value-type="float" office:value="173">
                <text:p>1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087">
                <text:p>5087</text:p>
              </table:table-cell>
              <table:table-cell office:value-type="float" office:value="173">
                <text:p>173</text:p>
              </table:table-cell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